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background-color="#000000"/>
    </style:style>
    <style:style style:name="T28" style:family="text">
      <style:text-properties fo:background-color="transparent"/>
    </style:style>
    <style:style style:name="T29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8"/>
      <text:p text:style-name="P7">30 13 30 13 44 BB 10 08 13 30 42 13 3D 13 37 3D 40 3E 13 04 A2 11 08 3A 35 2F 2F 31 36 3C 42 48 4E 13 04 98 12 08 13 42 13 04 9D 12 08 48 84 13 04 A6 12 0E 13 04 A2 12 08 01 03 13 04 A7 12 08</text:p>
      <text:p text:style-name="P7">01 03 42 89 12 13 04 B1 12 0F 3E 38 32 2D 13 2C 13 2D 13 2D 13 2D 13 2E 13 2E 13 44 A7 13 08 13 2E 3F 13 39 13 34 3A 13 04 83 14 08 3C 13 04 88 14 08 3B 37 32 2D 2C 2F 33 39 3E 44 4A 4F 50 4D</text:p>
      <text:p text:style-name="P7"><text:span text:style-name="T16">49</text:span> <text:span text:style-name="T16">43</text:span> <text:span text:style-name="T16">3E</text:span> <text:span text:style-name="T16">38</text:span> <text:span text:style-name="T16">32</text:span> <text:span text:style-name="T16">2D</text:span> 13 <text:span text:style-name="T16">2C</text:span> <text:span text:style-name="T27">13</text:span> <text:span text:style-name="T16">2D</text:span> <text:span text:style-name="T27">13</text:span> <text:span text:style-name="T16">2D</text:span> <text:span text:style-name="T27">13</text:span> <text:span text:style-name="T16">2D</text:span> <text:span text:style-name="T27">13</text:span> <text:span text:style-name="T16">2E</text:span> <text:span text:style-name="T27">13</text:span> <text:span text:style-name="T16">2E</text:span> <text:span text:style-name="T15">13 04 92 16 08</text:span> <text:span text:style-name="T29">00 00 01 13 04 98 16 10</text:span> <text:span text:style-name="T15">13 44 92 16 08</text:span> <text:span text:style-name="T27">13</text:span> <text:span text:style-name="T16">2E</text:span> <text:span text:style-name="T29">00 00 01 13 04 9C 16 10</text:span> <text:span text:style-name="T16">3F</text:span> <text:span text:style-name="T15">13 04 9C 16 08</text:span> <text:span text:style-name="T15">13 04 9C 16 08</text:span> <text:span text:style-name="T15">13 04 9C 16 08</text:span> <text:span text:style-name="T23">01</text:span> 00 <text:s text:c="33"/><text:span text:style-name="T15">22:18</text:span> <text:s text:c="33"/><text:span text:style-name="T15">22:18</text:span> <text:s text:c="3"/><text:span text:style-name="T16">22:23</text:span> <text:s text:c="33"/><text:span text:style-name="T15">22:28</text:span></text:p>
      <text:p text:style-name="P4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39M7S</meta:editing-duration>
    <meta:editing-cycles>34</meta:editing-cycles>
    <meta:generator>OpenOffice/4.1.5$Win32 OpenOffice.org_project/415m1$Build-9789</meta:generator>
    <dc:date>2019-02-04T22:56:49.08</dc:date>
    <dc:creator>Sławomir Malinowski</dc:creator>
    <meta:document-statistic meta:table-count="4" meta:image-count="0" meta:object-count="0" meta:page-count="1" meta:paragraph-count="53" meta:word-count="763" meta:character-count="4993"/>
    <meta:user-defined meta:name="Info 1"/>
    <meta:user-defined meta:name="Info 2"/>
    <meta:user-defined meta:name="Info 3"/>
    <meta:user-defined meta:name="Info 4"/>
  </office:meta>
</office:document-meta>
</file>